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Pictures/100002010000001900000019A022271DA8387638.png" manifest:media-type="image/png"/>
  <manifest:file-entry manifest:full-path="Pictures/100001130000029500000295D403D77363781163.svg" manifest:media-type="image/svg+xml"/>
  <manifest:file-entry manifest:full-path="Pictures/100002010000001900000019DC4FC33BC971AE9F.png" manifest:media-type="image/png"/>
  <manifest:file-entry manifest:full-path="Pictures/100001230000029500000295254A2EE0D945854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212cm" svg:stroke-color="#00cc33" draw:marker-start="Dimension_20_Lines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82cm"/>
    </style:style>
    <style:style style:name="gr4" style:family="graphic" style:parent-style-name="standard">
      <style:graphic-properties draw:stroke="dash" draw:stroke-dash="Fine_20_Dashed" svg:stroke-width="0.212cm" svg:stroke-color="#000000" draw:marker-start="Dimension_20_Lines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9cm" draw:shadow="hidden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7" style:family="graphic" style:parent-style-name="standard">
      <style:graphic-properties svg:stroke-width="0.212cm" svg:stroke-color="#000000" draw:marker-start="Dimension_20_Lines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9" style:family="graphic" style:parent-style-name="standard">
      <style:graphic-properties svg:stroke-width="0.212cm" svg:stroke-color="#00cc33" draw:marker-start="Square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10" style:family="graphic" style:parent-style-name="standard">
      <style:graphic-properties draw:textarea-horizontal-align="justify" draw:textarea-vertical-align="middle" draw:auto-grow-height="false" fo:min-height="3.324cm" fo:min-width="8.94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3.324cm" fo:min-width="8.945cm"/>
    </style:style>
    <style:style style:name="gr13" style:family="graphic" style:parent-style-name="standard">
      <style:graphic-properties draw:textarea-horizontal-align="justify" draw:textarea-vertical-align="middle" draw:auto-grow-height="false" fo:min-height="0.324cm" fo:min-width="1.278cm"/>
    </style:style>
    <style:style style:name="gr14" style:family="graphic" style:parent-style-name="standard">
      <style:graphic-properties draw:textarea-horizontal-align="justify" draw:textarea-vertical-align="middle" draw:auto-grow-height="false" fo:min-height="0.512cm" fo:min-width="6.168cm"/>
    </style:style>
    <style:style style:name="gr15" style:family="graphic" style:parent-style-name="standard">
      <style:graphic-properties draw:textarea-horizontal-align="justify" draw:textarea-vertical-align="middle" draw:auto-grow-height="false" fo:min-height="0.513cm" fo:min-width="5.597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textarea-horizontal-align="justify" draw:textarea-vertical-align="middle" draw:auto-grow-height="false" fo:min-height="1.528cm" fo:min-width="12.318cm"/>
    </style:style>
    <style:style style:name="gr18" style:family="graphic" style:parent-style-name="standard">
      <style:graphic-properties draw:textarea-horizontal-align="justify" draw:textarea-vertical-align="middle" draw:auto-grow-height="false" fo:min-height="1.549cm" fo:min-width="10.613cm"/>
    </style:style>
    <style:style style:name="gr19" style:family="graphic" style:parent-style-name="standard">
      <style:graphic-properties svg:stroke-opacity="0%" draw:textarea-horizontal-align="justify" draw:textarea-vertical-align="middle" draw:auto-grow-height="false" fo:min-height="2.291cm" fo:min-width="4.073cm"/>
    </style:style>
    <style:style style:name="gr20" style:family="graphic" style:parent-style-name="standard">
      <style:graphic-properties svg:stroke-opacity="0%" draw:textarea-horizontal-align="justify" draw:textarea-vertical-align="middle" draw:auto-grow-height="false" fo:min-height="2.291cm" fo:min-width="7.12cm"/>
    </style:style>
    <style:style style:name="gr21" style:family="graphic" style:parent-style-name="standard">
      <style:graphic-properties svg:stroke-opacity="0%" draw:textarea-horizontal-align="justify" draw:textarea-vertical-align="middle" draw:auto-grow-height="false" fo:min-height="2.291cm" fo:min-width="7.883cm"/>
    </style:style>
    <style:style style:name="gr22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23" style:family="graphic" style:parent-style-name="standard">
      <style:graphic-properties svg:stroke-opacity="0%" draw:textarea-horizontal-align="justify" draw:textarea-vertical-align="middle" draw:auto-grow-height="false" fo:min-height="2.29cm" fo:min-width="1.024cm"/>
    </style:style>
    <style:style style:name="gr24" style:family="graphic" style:parent-style-name="standard">
      <style:graphic-properties svg:stroke-opacity="0%" draw:textarea-horizontal-align="justify" draw:textarea-vertical-align="middle" draw:auto-grow-height="false" fo:min-height="2.291cm" fo:min-width="4.072cm"/>
    </style:style>
    <style:style style:name="gr25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7.37cm" fo:min-width="25.154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7.318cm" fo:min-width="25.102cm" fo:padding-top="0.151cm" fo:padding-bottom="0.151cm" fo:padding-left="0.276cm" fo:padding-right="0.276cm"/>
    </style:style>
    <style:style style:name="pr1" style:family="presentation" style:parent-style-name="Default-subtitle">
      <style:graphic-properties draw:fill-color="#ffffff" fo:min-height="18.97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style:font-name="DejaVu Sans Light3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fo:font-size="30pt" style:font-size-asian="30pt" style:font-size-complex="3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DejaVu Sans Light3" fo:font-size="18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style:font-name="DejaVu Sans Light3"/>
    </style:style>
    <style:style style:name="P8" style:family="paragraph">
      <style:paragraph-properties fo:text-align="center"/>
      <style:text-properties style:font-name="DejaVu Sans Light3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a3bfdd"/>
      <style:paragraph-properties fo:text-align="center"/>
    </style:style>
    <style:style style:name="P11" style:family="paragraph">
      <loext:graphic-properties draw:opacity="0%"/>
      <style:paragraph-properties fo:text-align="center"/>
    </style:style>
    <style:style style:name="T1" style:family="text">
      <style:text-properties style:font-name="DejaVu Sans Light3"/>
    </style:style>
    <style:style style:name="T2" style:family="text">
      <style:text-properties style:font-name="DejaVu Sans Light3" fo:font-size="18pt" style:font-size-asian="18pt" style:font-size-complex="18pt"/>
    </style:style>
    <style:style style:name="T3" style:family="text">
      <style:text-properties style:font-name="DejaVu Sans Light3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975cm" svg:x="1.4cm" svg:y="0.837cm" presentation:class="subtitle" presentation:user-transformed="true">
          <draw:text-box>
            <text:p><text:span text:style-name="T1">ZWISCHENBERICHT SOFTWAREPROJEKT</text:span></text:p>
            <text:p><text:span text:style-name="T2">WORKING TITLE: </text:span><text:span text:style-name="T3">PSYCHIC GIGG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ziel: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<text:span text:style-name="T1">Android-Sensoren auf PCs nutzbar mache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Einfach nur ne intro folie was wir machen wollen</text:p>
            </draw:text-box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e-cas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enutzerfreundliche App</text:p>
                <text:list>
                  <text:list-item>
                    <text:p>Keine Konfiguration notwendig</text:p>
                  </text:list-item>
                  <text:list-item>
                    <text:p>Sensibilität der Sensoren veränderbar</text:p>
                  </text:list-item>
                  <text:list-item>
                    <text:p>Server sind einfach zu finden</text:p>
                  </text:list-item>
                  <text:list-item>
                    <text:p>Discovery-Port anpassba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quirements 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Entwicklerfreundlicher Server</text:p>
                <text:list>
                  <text:list-item>
                    <text:p>Keine Veränderung des App-Codes notwendig</text:p>
                    <text:list>
                      <text:list-item>
                        <text:p>Buttons, Sensoren vom Server aus steuerbar</text:p>
                      </text:list-item>
                    </text:list>
                  </text:list-item>
                  <text:list-item>
                    <text:p>Callbacks für wichtige Events</text:p>
                    <text:list>
                      <text:list-item>
                        <text:p>OnClientConnected, OnCommand…</text:p>
                      </text:list-item>
                    </text:list>
                  </text:list-item>
                  <text:list-item>
                    <text:p>Automatische Port-Konfiguration für Command- und DataConnec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jektziel<text:line-break/><text:span text:style-name="T4">Android-Sensoren auf PCs nutzbar machen</text:span>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5">Cross-platform</text:span></text:p>
              </text:list-item>
              <text:list-item>
                <text:p><text:span text:style-name="T5">Einfach für neue Anwendungen erschließbar</text:span></text:p>
              </text:list-item>
              <text:list-item>
                <text:p><text:span text:style-name="T5">Java-Libra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Des sind btw die ableitbaren requirements, die java library ist was wir daraus ableiten. 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Projektziel<text:line-break/><text:span text:style-name="T4">Android-Sensoren auf PCs nutzbar machen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aussteuerung</text:p>
              </text:list-item>
              <text:list-item>
                <text:p>Steuerung eines Spiels</text:p>
              </text:list-item>
              <text:list-item>
                <text:p>Steuerung eines Kuka-Robot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Billige beispiele, aber alles eigentlich brauchbar! → vermutlich sehr interessante idee.</text:p>
              <text:p/>
              <text:p>Hier sieht man auch schon, welche sensoren am interessantesten sind, nämlich das gyroskop.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planung</text:p>
          </draw:text-box>
        </draw:frame>
        <draw:line draw:style-name="gr2" draw:text-style-name="P5" draw:layer="layout" svg:x1="7.798cm" svg:y1="10.984cm" svg:x2="14.132cm" svg:y2="10.984cm">
          <text:p/>
        </draw:line>
        <draw:frame draw:style-name="gr3" draw:text-style-name="P6" draw:layer="layout" svg:width="6.258cm" svg:height="1.332cm" svg:x="7.874cm" svg:y="9.652cm">
          <draw:text-box>
            <text:p text:style-name="P5"><text:span text:style-name="T2">Maussteuerung</text:span></text:p>
          </draw:text-box>
        </draw:frame>
        <draw:line draw:style-name="gr4" draw:text-style-name="P5" draw:layer="layout" svg:x1="20.482cm" svg:y1="10.984cm" svg:x2="26.832cm" svg:y2="10.984cm">
          <text:p/>
        </draw:line>
        <draw:frame draw:style-name="gr5" draw:text-style-name="P6" draw:layer="layout" svg:width="6.604cm" svg:height="1.029cm" svg:x="20.32cm" svg:y="9.639cm">
          <draw:text-box>
            <text:p text:style-name="P5"><text:span text:style-name="T2">Robotersteuerung</text:span></text:p>
          </draw:text-box>
        </draw:frame>
        <draw:frame draw:style-name="gr6" draw:text-style-name="P6" draw:layer="layout" svg:width="6.35cm" svg:height="1.283cm" svg:x="14.224cm" svg:y="9.639cm">
          <draw:text-box>
            <text:p text:style-name="P5"><text:span text:style-name="T2">Spielsteuerung</text:span></text:p>
          </draw:text-box>
        </draw:frame>
        <draw:line draw:style-name="gr7" draw:text-style-name="P5" draw:layer="layout" svg:x1="14.132cm" svg:y1="10.984cm" svg:x2="20.482cm" svg:y2="10.984cm">
          <text:p/>
        </draw:line>
        <draw:frame draw:style-name="gr8" draw:text-style-name="P6" draw:layer="layout" svg:width="6.35cm" svg:height="0.988cm" svg:x="1.524cm" svg:y="9.652cm">
          <draw:text-box>
            <text:p text:style-name="P5"><text:span text:style-name="T2">Prototyping</text:span></text:p>
          </draw:text-box>
        </draw:frame>
        <draw:line draw:style-name="gr9" draw:text-style-name="P5" draw:layer="layout" svg:x1="1.432cm" svg:y1="10.984cm" svg:x2="7.798cm" svg:y2="10.984cm">
          <text:p/>
        </draw:line>
        <draw:frame draw:style-name="gr8" draw:text-style-name="P7" draw:layer="layout" svg:width="3.863cm" svg:height="0.988cm" svg:x="5.943cm" svg:y="11.446cm">
          <draw:text-box>
            <text:p text:style-name="P5"><text:span text:style-name="T1">8.11.2016</text:span></text:p>
          </draw:text-box>
        </draw:frame>
        <draw:frame draw:style-name="gr8" draw:text-style-name="P7" draw:layer="layout" svg:width="3.863cm" svg:height="0.988cm" svg:x="12.239cm" svg:y="11.458cm">
          <draw:text-box>
            <text:p text:style-name="P5"><text:span text:style-name="T1">6.12.2016</text:span></text:p>
          </draw:text-box>
        </draw:frame>
        <draw:frame draw:style-name="gr8" draw:text-style-name="P7" draw:layer="layout" svg:width="4.176cm" svg:height="0.988cm" svg:x="-0.112cm" svg:y="11.43cm">
          <draw:text-box>
            <text:p text:style-name="P5"><text:span text:style-name="T1">12.10.2016</text:span></text:p>
          </draw:text-box>
        </draw:frame>
        <draw:frame draw:style-name="gr8" draw:text-style-name="P7" draw:layer="layout" svg:width="3.863cm" svg:height="0.988cm" svg:x="18.54cm" svg:y="11.458cm">
          <draw:text-box>
            <text:p text:style-name="P5"><text:span text:style-name="T1">9.1.2017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ntwicklungsprozess</text:p>
          </draw:text-box>
        </draw:frame>
        <draw:custom-shape draw:style-name="gr10" draw:text-style-name="P8" xml:id="id1" draw:id="id1" draw:layer="layout" svg:width="9.446cm" svg:height="3.574cm" svg:x="15.645cm" svg:y="5.588cm">
          <text:p text:style-name="P5"><text:span text:style-name="T1">Problem erkennen, </text:span><text:span text:style-name="T1"><text:line-break/></text:span><text:span text:style-name="T1">das uns vom </text:span><text:span text:style-name="T1"><text:line-break/></text:span><text:span text:style-name="T1">derzeitigen Ziel trennt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2" draw:id="id2" draw:layer="layout" svg:width="9.446cm" svg:height="3.574cm" svg:x="15.645cm" svg:y="10.278cm">
          <text:p text:style-name="P5"><text:span text:style-name="T1">Zu Issue-Tracking-System</text:span></text:p>
          <text:p text:style-name="P5"><text:span text:style-name="T1">hinzufü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3" draw:id="id3" draw:layer="layout" svg:width="9.446cm" svg:height="3.574cm" svg:x="15.645cm" svg:y="14.968cm">
          <text:p text:style-name="P5"><text:span text:style-name="T1">Issue aus Tracking-System</text:span></text:p>
          <text:p text:style-name="P5"><text:span text:style-name="T1">abarbei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curve" svg:x1="20.368cm" svg:y1="9.162cm" svg:x2="20.368cm" svg:y2="10.278cm" draw:start-shape="id1" draw:start-glue-point="2" draw:end-shape="id2" svg:d="M20368 9162v1116" svg:viewBox="0 0 1 1117">
          <text:p/>
        </draw:connector>
        <draw:connector draw:style-name="gr11" draw:text-style-name="P9" draw:layer="layout" draw:type="curve" svg:x1="20.368cm" svg:y1="13.852cm" svg:x2="20.368cm" svg:y2="14.968cm" draw:start-shape="id2" draw:end-shape="id3" svg:d="M20368 13852v1116" svg:viewBox="0 0 1 1117">
          <text:p/>
        </draw:connector>
        <draw:custom-shape draw:style-name="gr12" draw:text-style-name="P8" xml:id="id4" draw:id="id4" draw:layer="layout" svg:width="9.445cm" svg:height="3.574cm" svg:x="2.286cm" svg:y="14.968cm">
          <text:p text:style-name="P5"><text:span text:style-name="T1">Projektinitialisation</text:span>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draw:type="curve" svg:x1="25.091cm" svg:y1="16.755cm" svg:x2="25.091cm" svg:y2="7.375cm" draw:start-shape="id3" draw:start-glue-point="1" draw:end-shape="id1" svg:d="M25091 16755c751 0 751-9380 0-9380" svg:viewBox="0 0 564 9381">
          <text:p/>
        </draw:connector>
        <draw:connector draw:style-name="gr11" draw:text-style-name="P9" draw:layer="layout" draw:type="curve" svg:x1="11.731cm" svg:y1="16.755cm" svg:x2="15.645cm" svg:y2="16.755cm" draw:start-shape="id4" draw:start-glue-point="1" draw:end-shape="id3" draw:end-glue-point="3" svg:d="M11731 16755h3914" svg:viewBox="0 0 3915 1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Projektinitialisation → anfängliche issues erstellen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: Discovery</text:p>
          </draw:text-box>
        </draw:frame>
        <draw:g>
          <draw:custom-shape draw:style-name="gr13" draw:text-style-name="P5" draw:layer="layout" svg:width="2.032cm" svg:height="1.148cm" draw:transform="rotate (0.523598775598299) translate (4.917cm 8.93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8" draw:layer="layout" svg:width="7.62cm" svg:height="1.524cm" draw:transform="rotate (0.000174532925199433) translate (5.219cm 9.804cm)">
            <text:p text:style-name="P5"><text:span text:style-name="T1">UDP Broadcast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5" draw:layer="layout" svg:width="2.032cm" svg:height="1.148cm" draw:transform="rotate (-0.523598775598299) translate (5.491cm 11.07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5" draw:text-style-name="P8" draw:layer="layout" svg:width="6.096cm" svg:height="0.762cm" svg:x="16.527cm" svg:y="10.119cm">
          <text:p text:style-name="P5"><text:span text:style-name="T1">UDP Listener</text:span></text:p>
          <draw:enhanced-geometry svg:viewBox="0 0 21600 21600" draw:text-areas="0 0 21600 21600" draw:type="chevron" draw:modifiers="19466.75929142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6" draw:text-style-name="P9" draw:layer="layout" svg:width="3.048cm" svg:height="3.048cm" svg:x="22.876cm" svg:y="8.976cm">
          <draw:image xlink:href="Pictures/100001130000029500000295D403D77363781163.svg" xlink:type="simple" xlink:show="embed" xlink:actuate="onLoad">
            <text:p/>
          </draw:image>
          <draw:image xlink:href="Pictures/100002010000001900000019DC4FC33BC971AE9F.png" xlink:type="simple" xlink:show="embed" xlink:actuate="onLoad"/>
        </draw:frame>
        <draw:frame draw:style-name="gr16" draw:text-style-name="P9" draw:layer="layout" svg:width="2.991cm" svg:height="2.991cm" svg:x="1.819cm" svg:y="9.005cm">
          <draw:image xlink:href="Pictures/100001230000029500000295254A2EE0D9458542.svg" xlink:type="simple" xlink:show="embed" xlink:actuate="onLoad">
            <text:p/>
          </draw:image>
          <draw:image xlink:href="Pictures/100002010000001900000019A022271DA838763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wenn man auf discovery klickt, beginnt der DiscoveryClient UDP broadcasts an einen vordefinierten Port zu senden</text:p>
              <text:p>* wenn der server einen der udp broadcasts empfängt, wird der nutzer des servers angefragt, ob dieser client accepted werden soll</text:p>
              <text:p>* danach wird eine ConnectionRequestResponse über die CommandConnection geschickt, in der die Entscheidung enthalten ist. Wenn die antwort ja ist, sendet der server die benötigten knöpfe und sensoren.</text:p>
            </draw:text-box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Konzept - Command</text:p>
          </draw:text-box>
        </draw:frame>
        <draw:custom-shape draw:style-name="gr17" draw:text-style-name="P8" draw:layer="layout" svg:width="16.002cm" svg:height="3.556cm" svg:x="5.999cm" svg:y="8.722cm">
          <text:p text:style-name="P5"><text:span text:style-name="T1">Bidirectional connection (TCP)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9" draw:layer="layout" svg:width="3.048cm" svg:height="3.048cm" svg:x="22.877cm" svg:y="8.976cm">
          <draw:image xlink:href="Pictures/100001130000029500000295D403D77363781163.svg" xlink:type="simple" xlink:show="embed" xlink:actuate="onLoad">
            <text:p/>
          </draw:image>
          <draw:image xlink:href="Pictures/100002010000001900000019DC4FC33BC971AE9F.png" xlink:type="simple" xlink:show="embed" xlink:actuate="onLoad"/>
        </draw:frame>
        <draw:frame draw:style-name="gr16" draw:text-style-name="P9" draw:layer="layout" svg:width="2.991cm" svg:height="2.991cm" svg:x="1.82cm" svg:y="9.005cm">
          <draw:image xlink:href="Pictures/100001230000029500000295254A2EE0D9458542.svg" xlink:type="simple" xlink:show="embed" xlink:actuate="onLoad">
            <text:p/>
          </draw:image>
          <draw:image xlink:href="Pictures/100002010000001900000019A022271DA838763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Nachdem die Discovery-Phase abgeschlossen ist, kennen beide seiten der verbindung die benötigten ports.</text:p>
              <text:p>* dann können Command-subclasses mit einem spezifizierten CommandType gesendet werden, um über wichtige events zu kommunizieren</text:p>
              <text:p>* beispiele beinhalten:</text:p>
              <text:p><text:tab/>* ConnectionRequest</text:p>
              <text:p><text:tab/>* ConnectionRequestResponse</text:p>
              <text:p><text:tab/>* SetSensors</text:p>
              <text:p><text:tab/>* ButtonClick</text:p>
              <text:p><text:tab/>* alles was ankommen <text:span text:style-name="T6">sollte</text:span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 - Daten</text:p>
          </draw:text-box>
        </draw:frame>
        <draw:custom-shape draw:style-name="gr18" draw:text-style-name="P8" draw:layer="layout" svg:width="12.7cm" svg:height="3.597cm" svg:x="9.298cm" svg:y="8.702cm">
          <text:p text:style-name="P5"><text:span text:style-name="T1">UDP-Paket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9" draw:layer="layout" svg:width="3.048cm" svg:height="3.048cm" svg:x="22.877cm" svg:y="8.976cm">
          <draw:image xlink:href="Pictures/100001130000029500000295D403D77363781163.svg" xlink:type="simple" xlink:show="embed" xlink:actuate="onLoad">
            <text:p/>
          </draw:image>
          <draw:image xlink:href="Pictures/100002010000001900000019DC4FC33BC971AE9F.png" xlink:type="simple" xlink:show="embed" xlink:actuate="onLoad"/>
        </draw:frame>
        <draw:frame draw:style-name="gr16" draw:text-style-name="P9" draw:layer="layout" svg:width="2.991cm" svg:height="2.991cm" svg:x="1.82cm" svg:y="9.005cm">
          <draw:image xlink:href="Pictures/100001230000029500000295254A2EE0D9458542.svg" xlink:type="simple" xlink:show="embed" xlink:actuate="onLoad">
            <text:p/>
          </draw:image>
          <draw:image xlink:href="Pictures/100002010000001900000019A022271DA838763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wenn der server über die commandconnection die benötigten sensoren definiert hat, aktiviert der android-client diese</text:p>
              <text:p>* dann schicken die sensoren jedes update via udp an den server.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aten - Pipeline</text:p>
          </draw:text-box>
        </draw:frame>
        <draw:custom-shape draw:style-name="gr19" draw:text-style-name="P5" draw:layer="layout" svg:width="4.572cm" svg:height="2.54cm" svg:x="8.128cm" svg:y="5.588cm">
          <text:p text:style-name="P5">Sensor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0" draw:text-style-name="P5" draw:layer="layout" svg:width="7.619cm" svg:height="2.54cm" svg:x="12.193cm" svg:y="5.588cm">
          <text:p text:style-name="P5">Datenverbindung:<text:line-break/>Senden</text:p>
          <draw:enhanced-geometry svg:viewBox="0 0 21600 21600" draw:text-areas="0 0 21600 21600" draw:type="chevron" draw:modifiers="17931.96850393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1" draw:text-style-name="P5" draw:layer="layout" svg:width="8.382cm" svg:height="2.54cm" svg:x="2.032cm" svg:y="13.97cm">
          <text:p text:style-name="P5">Datenverbindung:<text:line-break/>Empfangen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0" draw:layer="layout" svg:width="4.571cm" svg:height="2.54cm" svg:x="9.653cm" svg:y="13.97cm">
          <text:p text:style-name="P5"><text:s text:c="4"/>Filter A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0" draw:layer="layout" svg:width="4.571cm" svg:height="2.54cm" svg:x="17.273cm" svg:y="13.97cm">
          <text:p text:style-name="P5"><text:s text:c="4"/><text:span text:style-name="T1">Filter</text:span> C</text:p>
          <draw:enhanced-geometry svg:viewBox="0 0 21600 21600" draw:mirror-horizontal="false" draw:mirror-vertical="false" draw:text-areas="0 0 21600 21600" draw:type="chevron" draw:modifiers="15812.59842519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0" draw:layer="layout" svg:width="4.571cm" svg:height="2.54cm" svg:x="13.462cm" svg:y="13.97cm">
          <text:p text:style-name="P5"><text:s text:c="4"/>Filter B</text:p>
          <draw:enhanced-geometry svg:viewBox="0 0 21600 21600" draw:mirror-horizontal="false" draw:mirror-vertical="false" draw:text-areas="0 0 21600 21600" draw:type="chevron" draw:modifiers="15529.133858267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3" draw:text-style-name="P5" draw:layer="layout" svg:width="1.524cm" svg:height="2.54cm" svg:x="24.384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5" draw:layer="layout" svg:width="4.571cm" svg:height="2.54cm" svg:x="21.082cm" svg:y="13.97cm">
          <text:p text:style-name="P5"><text:s text:c="7"/><text:span text:style-name="T1">Nutzer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5" draw:text-style-name="P11" draw:layer="layout" svg:width="25.654cm" svg:height="7.62cm" svg:x="1.4cm" svg:y="12.63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5.654cm" svg:height="7.62cm" svg:x="1.4cm" svg:y="4.318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3.048cm" svg:height="3.048cm" svg:x="12.192cm" svg:y="17.018cm">
          <draw:image xlink:href="Pictures/100001130000029500000295D403D77363781163.svg" xlink:type="simple" xlink:show="embed" xlink:actuate="onLoad">
            <text:p/>
          </draw:image>
          <draw:image xlink:href="Pictures/100002010000001900000019DC4FC33BC971AE9F.png" xlink:type="simple" xlink:show="embed" xlink:actuate="onLoad"/>
        </draw:frame>
        <draw:frame draw:style-name="gr16" draw:text-style-name="P9" draw:layer="layout" svg:width="2.991cm" svg:height="2.991cm" svg:x="12.221cm" svg:y="8.636cm">
          <draw:image xlink:href="Pictures/100001230000029500000295254A2EE0D9458542.svg" xlink:type="simple" xlink:show="embed" xlink:actuate="onLoad">
            <text:p/>
          </draw:image>
          <draw:image xlink:href="Pictures/100002010000001900000019A022271DA838763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Windows und Sonderzeichen in Namen</text:p>
              </text:list-item>
              <text:list-item>
                <text:p>IDEs zum laufen bringen</text:p>
              </text:list-item>
              <text:list-item>
                <text:p>Anfangs zu seltene Treffen</text:p>
              </text:list-item>
              <text:list-item>
                <text:p>Android-Studio kann keine Module außerhalb seines Projektes benutzen</text:p>
              </text:list-item>
              <text:list-item>
                <text:p>git benutzen</text:p>
              </text:list-item>
              <text:list-item>
                <text:p>IPv6 Kompatibilität testen</text:p>
              </text:list-item>
              <text:list-item>
                <text:p>Nicht-blockiertes WLAN aufbau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sons Learn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o oft es geht, sich in der Gruppe treffen und für 2 oder 3 Stunden zusammen arbeiten </text:p>
              </text:list-item>
              <text:list-item>
                <text:p>Nicht jedes Smartphone hat alle Sensoren</text:p>
              </text:list-item>
              <text:list-item>
                <text:p>Android-Gyroskope haben keinen normierten Wertebereich</text:p>
              </text:list-item>
              <text:list-item>
                <text:p>Das Verhalten von JetBrains IDEs mit VCS ist gewöhnungsbedürfti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" svg:viewBox="0 0 10 10" svg:d="M0 0h10v10h-1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weight="1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44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17:04:28.825906733</meta:creation-date>
    <dc:date>2016-12-02T12:39:51.370144822</dc:date>
    <meta:editing-duration>PT2H46M8S</meta:editing-duration>
    <meta:editing-cycles>29</meta:editing-cycles>
    <meta:generator>LibreOffice/5.2.3.3$Linux_X86_64 LibreOffice_project/20m0$Build-3</meta:generator>
    <meta:document-statistic meta:object-count="119"/>
  </office:meta>
</office:document-meta>
</file>